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T1" style:family="text">
      <style:text-properties style:text-position="-8% 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https://zenodo.org/records/1342353</text:p>
      <text:p text:style-name="P1"><text:bookmark text:name="detail-share-btn-require-link-expiration"/>We use the <text:a xlink:type="simple" xlink:href="https://www.kaggle.com/wcukierski/enron-email-dataset" text:style-name="Internet_20_link" text:visited-style-name="Visited_20_Internet_20_Link">Enron email dataset</text:a> to build a network of email addresses. It contains 614586 emails sent over the period from 6 January 1998 until 4 February 2004. During the pre-processing, we remove the periods of low activity and keep the emails from 1 January 1999 until 31 July 2002 which is 1448 days of email records in total. Also, we remove email addresses that sent less than three emails over that period. In total, the Enron email network contains 6 600 nodes and 50 897 edges.</text:p>
      <text:p text:style-name="Text_20_body">To build a graph <text:span text:style-name="Emphasis">G = (V, E)</text:span>, we use email addresses as nodes <text:span text:style-name="Emphasis">V</text:span>. Every node <text:span text:style-name="Emphasis">v</text:span><text:span text:style-name="Emphasis"><text:span text:style-name="T1">i</text:span></text:span> has an attribute which is a time-varying signal that corresponds to the number of emails sent from this address during a day. We draw an edge <text:span text:style-name="Emphasis">e</text:span><text:span text:style-name="Emphasis"><text:span text:style-name="T1">ij</text:span></text:span> between two nodes <text:span text:style-name="Emphasis">i</text:span> and <text:span text:style-name="Emphasis">j</text:span> if there is at least one email exchange between the corresponding addresses.</text:p>
      <text:p text:style-name="Text_20_body">Column <text:span text:style-name="Emphasis">'Count'</text:span> in <text:span text:style-name="Emphasis">'edges.csv'</text:span>  file is the number of 'From'-&gt;'To' email exchanges between the two addresses. This column can be used as an edge weight.</text:p>
      <text:p text:style-name="Text_20_body">The file <text:span text:style-name="Emphasis">'nodes.csv'</text:span> contains a dictionary that is a compressed representation of time-series. The format of the dictionary is <text:span text:style-name="Emphasis">Day-&gt;The Number Of Emails Sent By the Address During That Day.</text:span> The total number of days is 1448.</text:p>
      <text:p text:style-name="Text_20_body"><text:span text:style-name="Emphasis">'id-email.csv'</text:span> is a file containing the actual email address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8T15:43:02.244153000</meta:creation-date>
    <dc:date>2026-02-28T15:43:12.487284100</dc:date>
    <meta:editing-duration>PT10S</meta:editing-duration>
    <meta:editing-cycles>1</meta:editing-cycles>
    <meta:document-statistic meta:table-count="0" meta:image-count="0" meta:object-count="0" meta:page-count="1" meta:paragraph-count="6" meta:word-count="223" meta:character-count="1282" meta:non-whitespace-character-count="1064"/>
    <meta:generator>LibreOffice/25.2.7.2$Windows_X86_64 LibreOffice_project/5cbfd1ab6520636bb5f7b99185aa69bd7456825d</meta:generator>
  </office:meta>
</office:document-meta>
</file>